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7f8b" officeooo:paragraph-rsid="00097f8b"/>
    </style:style>
    <style:style style:name="P2" style:family="paragraph" style:parent-style-name="Standard" style:list-style-name="L1">
      <style:text-properties officeooo:rsid="000a223b" officeooo:paragraph-rsid="000a223b"/>
    </style:style>
    <style:style style:name="P3" style:family="paragraph" style:parent-style-name="Standard" style:list-style-name="L1">
      <style:text-properties officeooo:rsid="000a36f2" officeooo:paragraph-rsid="000a36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1571111616288756" text:style-name="L1">
        <text:list-header>
          <text:p text:style-name="P1">Kell Larson</text:p>
        </text:list-header>
        <text:list-item>
          <text:p text:style-name="P2">The removal of objects from a priority queue differs from a regular queue, because once an object is removed from the priority queue, we must re-heap the priority queue before removing the next object, meanwhile for a normal queue we don't have to do this.</text:p>
        </text:list-item>
        <text:list-item>
          <text:p text:style-name="P3">A</text:p>
        </text:list-item>
        <text:list-item>
          <text:p text:style-name="P3">No, because nobody gets priority within this queue, so it is a normal queue.</text:p>
        </text:list-item>
        <text:list-item>
          <text:p text:style-name="P3">Yes, because the most injured person would have priority over those who have been there longer.</text:p>
        </text:list-item>
        <text:list-item>
          <text:p text:style-name="P3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0:30:48.894662264</meta:creation-date>
    <meta:generator>LibreOffice/5.1.6.2$Linux_X86_64 LibreOffice_project/10m0$Build-2</meta:generator>
    <dc:date>2017-05-25T11:42:32.379675677</dc:date>
    <meta:editing-duration>PT1H1M5S</meta:editing-duration>
    <meta:editing-cycles>2</meta:editing-cycles>
    <meta:document-statistic meta:table-count="0" meta:image-count="0" meta:object-count="0" meta:page-count="1" meta:paragraph-count="6" meta:word-count="84" meta:character-count="450" meta:non-whitespace-character-count="377"/>
  </office:meta>
</office:document-meta>
</file>